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2fdb" officeooo:paragraph-rsid="001e2fdb"/>
    </style:style>
    <style:style style:name="P2" style:family="paragraph" style:parent-style-name="Standard">
      <style:paragraph-properties fo:margin-left="0.4925in" fo:margin-right="0in" fo:text-indent="0in" style:auto-text-indent="false"/>
      <style:text-properties officeooo:rsid="001e2fdb" officeooo:paragraph-rsid="001e2fdb"/>
    </style:style>
    <style:style style:name="P3" style:family="paragraph" style:parent-style-name="Standard" style:list-style-name="L1">
      <style:text-properties officeooo:rsid="00200065" officeooo:paragraph-rsid="00200065"/>
    </style:style>
    <style:style style:name="P4" style:family="paragraph" style:parent-style-name="Standard">
      <style:paragraph-properties fo:margin-left="0.4925in" fo:margin-right="0in" fo:text-indent="0in" style:auto-text-indent="false"/>
      <style:text-properties officeooo:rsid="001e2fdb" officeooo:paragraph-rsid="001e2fdb"/>
    </style:style>
    <style:style style:name="P5" style:family="paragraph" style:parent-style-name="Standard">
      <style:paragraph-properties fo:margin-left="0in" fo:margin-right="0in" fo:text-indent="0in" style:auto-text-indent="false"/>
      <style:text-properties officeooo:rsid="002030f8" officeooo:paragraph-rsid="002030f8"/>
    </style:style>
    <style:style style:name="T1" style:family="text">
      <style:text-properties officeooo:rsid="00218a9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sting of Sushi in Python</text:p>
      <text:h text:style-name="Heading_20_1" text:outline-level="1">Information</text:h>
      <text:p text:style-name="P1">The program simulates a Sushi restaurant. There are two ways to run this program. The user can define command line parameters. Alternatively the user will be asked for those parameters when running the program. The routine itself is executable. </text:p>
      <text:h text:style-name="Heading_20_1" text:outline-level="1">Test Environment</text:h>
      <text:list xml:id="list4854413550332517247" text:style-name="L1">
        <text:list-item>
          <text:p text:style-name="P3">Ubuntu 14.04 LTS with current updates (05 October 2014)</text:p>
        </text:list-item>
        <text:list-item>
          <text:p text:style-name="P3">Python 2.7.6 </text:p>
        </text:list-item>
        <text:list-item>
          <text:p text:style-name="P3">GCC 4.8.2</text:p>
        </text:list-item>
      </text:list>
      <text:h text:style-name="Heading_20_1" text:outline-level="1">Regular <text:span text:style-name="T1">B</text:span>ehavior <text:span text:style-name="T1">T</text:span>esting</text:h>
      <text:h text:style-name="Heading_20_3" text:outline-level="3">Run from the command line with parameters</text:h>
      <text:p text:style-name="P2">./sushi.py -a=19 -b=9 -f=4 -v=1 -c=17 </text:p>
      <text:p text:style-name="P2">./sushi.py -a=9 -b=9 -f=4 -v=1 -c=7 </text:p>
      <text:p text:style-name="P2">./sushi.py -a=9 -b=9 -f=4 -v=3 -e=2 -c=7 </text:p>
      <text:p text:style-name="P2">./sushi.py -a=99 -b=99 -f=4 -v=3 -e=2 -c=27 </text:p>
      <text:p text:style-name="P1"/>
      <text:h text:style-name="Heading_20_3" text:outline-level="3">Run without command line parameters </text:h>
      <text:p text:style-name="P2">./sushi.py -&gt; set: A=9, B=9, F=4, V=1, E=1, C=2 </text:p>
      <text:p text:style-name="P2">./sushi.py -&gt; set: A=19, B=9, F=2, V=2, E=2, C=3 </text:p>
      <text:p text:style-name="P2"/>
      <text:h text:style-name="Heading_20_1" text:outline-level="1">Special Cases <text:span text:style-name="T1">Testing</text:span></text:h>
      <text:h text:style-name="Heading_20_3" text:outline-level="3">Try to run without production </text:h>
      <text:p text:style-name="P2">Command Line: ./sushi.py -a=0 -b=0 -f=4 -v=1 -c=17 </text:p>
      <text:p text:style-name="P2">Run time inpout: ./sushi.py -&gt; set: A=0, B=0, F=1 </text:p>
      <text:p text:style-name="P1"/>
      <text:h text:style-name="Heading_20_3" text:outline-level="3">Try to run without humans </text:h>
      <text:p text:style-name="P2">Command Line: ./sushi.py -a=10 -b=10 -c=1 </text:p>
      <text:p text:style-name="P2">Run time input: ./sushi.py -&gt; set: A=0, B=0, C=1</text:p>
      <text:p text:style-name="P2"/>
      <text:h text:style-name="Heading_20_3" text:outline-level="3">Try to run it with negative numbers</text:h>
      <text:p text:style-name="P5"><text:tab/>Command Line: ./sushi.py -a=10 -b=-10 -f=2</text:p>
      <text:p text:style-name="P5"><text:tab/>Run time inout: ./sushi.py → set: A=10, B=-10, F=2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5T20:19:02.096827126</meta:creation-date>
    <meta:generator>LibreOffice/4.2.6.3$Linux_X86_64 LibreOffice_project/420m0$Build-3</meta:generator>
    <dc:date>2014-10-05T22:50:25.327925821</dc:date>
    <meta:editing-duration>PT17M18S</meta:editing-duration>
    <meta:editing-cycles>4</meta:editing-cycles>
    <meta:document-statistic meta:table-count="0" meta:image-count="0" meta:object-count="0" meta:page-count="1" meta:paragraph-count="26" meta:word-count="189" meta:character-count="1134" meta:non-whitespace-character-count="956"/>
  </office:meta>
</office:document-meta>
</file>